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ignatura:</text:p>
      <text:p text:style-name="Standard"/>
      <text:p text:style-name="Standard">Examen:</text:p>
      <text:p text:style-name="Standard"/>
      <text:p text:style-name="Standard">Pregunt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11:57</meta:creation-date>
    <dc:date>2015-02-04T15:12:45</dc:date>
    <meta:editing-duration>P0D</meta:editing-duration>
    <meta:editing-cycles>1</meta:editing-cycles>
    <meta:document-statistic meta:table-count="0" meta:image-count="0" meta:object-count="0" meta:page-count="1" meta:paragraph-count="3" meta:word-count="3" meta:character-count="28" meta:non-whitespace-character-count="28"/>
    <meta:generator>LibreOffice/3.5$Linux_X86_64 LibreOffice_project/350m1$Build-2</meta:generator>
  </office:meta>
</office:document-meta>
</file>